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('F1B112001','ES1211','C+','2015'),</text:p>
      <text:p text:style-name="Standard">('F1B112006','ES1211','C','2015'),</text:p>
      <text:p text:style-name="Standard">('F1B112011','ES1211','E','2015'),</text:p>
      <text:p text:style-name="Standard">('F1B112042','ES1211','B','2015'),</text:p>
      <text:p text:style-name="Standard">('F1B113016','ES1211','E','2015'),</text:p>
      <text:p text:style-name="Standard">('F1B113030','ES1211','C+','2015'),</text:p>
      <text:p text:style-name="Standard">('F1B114003','ES1211','D','2015'),</text:p>
      <text:p text:style-name="Standard">('F1B114009','ES1211','B','2015'),</text:p>
      <text:p text:style-name="Standard">('F1B114014','ES1211','B','2015'),</text:p>
      <text:p text:style-name="Standard">('F1B115007','ES1211','K','2015'),</text:p>
      <text:p text:style-name="Standard">('F1B115029','ES1211','C+','2015'),</text:p>
      <text:p text:style-name="Standard">('F1B112011','ES1210','D','2015'),</text:p>
      <text:p text:style-name="Standard">('F1B112053','ES1210','K','2015'),</text:p>
      <text:p text:style-name="Standard">('F1B113030','ES1210','C+','2015'),</text:p>
      <text:p text:style-name="Standard">('F1B113031','ES1210','C','2015'),</text:p>
      <text:p text:style-name="Standard">('F1B114008','ES1210','C','2015'),</text:p>
      <text:p text:style-name="Standard">('F1B114020','ES1210','C','2015'),</text:p>
      <text:p text:style-name="Standard">('F1B114021','ES1210','D+','2015'),</text:p>
      <text:p text:style-name="Standard">('F1B114027','ES1210','D','2015'),</text:p>
      <text:p text:style-name="Standard">('F1B114030','ES1210','D+','2015'),</text:p>
      <text:p text:style-name="Standard">('F1B111023','ES1212','K','2015'),</text:p>
      <text:p text:style-name="Standard">('F1B113013','ES1212','C+','2015'),</text:p>
      <text:p text:style-name="Standard">('F1B113031','ES1212','E','2015'),</text:p>
      <text:p text:style-name="Standard">('F1B113032','ES1212','E','2015'),</text:p>
      <text:p text:style-name="Standard">('F1B114003','ES1212','C+','2015'),</text:p>
      <text:p text:style-name="Standard">('F1B114008','ES1212','C+','2015'),</text:p>
      <text:p text:style-name="Standard">('F1B114030','ES1212','C+','2015'),</text:p>
      <text:p text:style-name="Standard">('F1B112003','ES2122','C','2015'),</text:p>
      <text:p text:style-name="Standard">('F1B112011','ES2122','E','2015'),</text:p>
      <text:p text:style-name="Standard">('F1B112051','ES2122','D+','2015'),</text:p>
      <text:p text:style-name="Standard">('F1B113037','ES2122','C','2015'),</text:p>
      <text:p text:style-name="Standard">('F1B112003','ES2118','B','2015'),</text:p>
      <text:p text:style-name="Standard">('F1B112006','ES2118','B','2015'),</text:p>
      <text:p text:style-name="Standard">('F1B112042','ES2118','B','2015'),</text:p>
      <text:p text:style-name="Standard">('F1B112053','ES2118','K','2015'),</text:p>
      <text:p text:style-name="Standard">('F1B113002','ES2118','D+','2015'),</text:p>
      <text:p text:style-name="Standard">('F1B113021','ES2118','D','2015'),</text:p>
      <text:p text:style-name="Standard">('F1B113022','ES2118','D','2015'),</text:p>
      <text:p text:style-name="Standard">('F1B113024','ES2118','C','2015'),</text:p>
      <text:p text:style-name="Standard">('F1B113026','ES2118','C+','2015'),</text:p>
      <text:p text:style-name="Standard">('F1B113028','ES2118','C+','2015'),</text:p>
      <text:p text:style-name="Standard">('F1B113029','ES2118','C+','2015'),</text:p>
      <text:p text:style-name="Standard">('F1B113032','ES2118','D','2015'),</text:p>
      <text:p text:style-name="Standard">('F1B113034','ES2118','D','2015'),</text:p>
      <text:p text:style-name="Standard">('F1B112030','ES2121','D','2015'),</text:p>
      <text:p text:style-name="Standard">('F1B112042','ES2124','C','2015'),</text:p>
      <text:p text:style-name="Standard">('F1B112051','ES2124','C','2015'),</text:p>
      <text:p text:style-name="Standard">('F1B113031','ES2124','D+','2015'),</text:p>
      <text:p text:style-name="Standard">('F1B112006','ES2229','B','2015'),</text:p>
      <text:p text:style-name="Standard">('F1B112011','ES2229','E','2015'),</text:p>
      <text:p text:style-name="Standard">('F1B112016','ES2229','C+','2015'),</text:p>
      <text:p text:style-name="Standard">('F1B112037','ES2229','C','2015'),</text:p>
      <text:p text:style-name="Standard"><text:soft-page-break/>('F1B114001','ES2229','C','2015'),</text:p>
      <text:p text:style-name="Standard">('F1B114003','ES2229','D+','2015'),</text:p>
      <text:p text:style-name="Standard">('F1B114021','ES2229','D+','2015'),</text:p>
      <text:p text:style-name="Standard">('F1B114027','ES2229','C','2015'),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D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D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5T16:18:46.407210170</meta:creation-date>
    <dc:date>2018-12-25T16:20:22.787345518</dc:date>
    <meta:editing-duration>PT1M37S</meta:editing-duration>
    <meta:editing-cycles>1</meta:editing-cycles>
    <meta:document-statistic meta:table-count="0" meta:image-count="0" meta:object-count="0" meta:page-count="2" meta:paragraph-count="56" meta:word-count="56" meta:character-count="1923" meta:non-whitespace-character-count="1923"/>
    <meta:generator>LibreOffice/6.1.3.2$MacOSX_X86_64 LibreOffice_project/86daf60bf00efa86ad547e59e09d6bb77c699acb</meta:generator>
  </office:meta>
</office:document-meta>
</file>